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6488134022951804" text:style-name="Numbering_20_5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!--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/office:automatic-styles>
  <office:master-styles>
    <style:master-page style:name="Standard" style:page-layout-name="Mpm1"/>
  </office:master-styles>
  --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38:25.21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0" meta:word-count="33" meta:character-count="115"/>
  </office:meta>
</office:document-meta>
</file>